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9d4" officeooo:paragraph-rsid="000c39d4"/>
    </style:style>
    <style:style style:name="P2" style:family="paragraph" style:parent-style-name="Standard">
      <style:text-properties fo:color="#158466" loext:opacity="100%" officeooo:rsid="000c39d4" officeooo:paragraph-rsid="000c39d4"/>
    </style:style>
    <style:style style:name="P3" style:family="paragraph" style:parent-style-name="Standard">
      <style:text-properties fo:color="#000000" loext:opacity="100%" officeooo:rsid="000c39d4" officeooo:paragraph-rsid="000c39d4"/>
    </style:style>
    <style:style style:name="T1" style:family="text">
      <style:text-properties fo:color="#158466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2a60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3</text:p>
      <text:p text:style-name="P1"/>
      <text:p text:style-name="P1">en la terminal creé una carpeta llamada <text:span text:style-name="T1">session_8</text:span> <text:s/>y agregue 4 archivos, tres de ellos fueron los vistos en <text:s/>clase <text:s/>y <text:s/>adicional agregue uno llamado <text:s/><text:span text:style-name="T1">prueba.py,</text:span> el proceso fue el siguiente:</text:p>
      <text:p text:style-name="P1"/>
      <text:p text:style-name="P1">inicie la terminal en dicha carpeta, con el comando <text:span text:style-name="T1">vim index.js </text:span><text:s/>agregue el archivo, allí <text:s/>ingrese el código visto en clase que se encontró en <text:s/>la pagina de <text:span text:style-name="T1">Node,</text:span> luego <text:s/>creé otro archivo con el comando <text:span text:style-name="T1">vim <text:s/>cmd.sh </text:span><text:s text:c="2"/>y un archivo de texto <text:s/><text:span text:style-name="T1">vim output.txt </text:span><text:span text:style-name="T2">para que</text:span><text:span text:style-name="T1"> entre cmd.sh y index.js </text:span><text:span text:style-name="T2">envié un mensaje hola mundo <text:s/>dentro del archivo <text:s/></text:span><text:span text:style-name="T1">output.txt</text:span><text:span text:style-name="T2"> <text:s/>adicionalmente <text:s/>cree <text:s/>un archivo llamado </text:span><text:span text:style-name="T1">prueba.py </text:span><text:span text:style-name="T2">allí ingrese un código <text:s/>de python <text:s/>y lo guarde</text:span></text:p>
      <text:p text:style-name="P2"/>
      <text:p text:style-name="P2">import subprocess</text:p>
      <text:p text:style-name="P2"/>
      <text:p text:style-name="P2">i = 0</text:p>
      <text:p text:style-name="P2">while i &lt; 6:</text:p>
      <text:p text:style-name="P2"><text:s text:c="4"/>try:</text:p>
      <text:p text:style-name="P2"><text:s text:c="8"/>output = subprocess.check_output("./cmd.sh", shell=True, stderr=subprocess.STDOUT, universal_newlines=True)</text:p>
      <text:p text:style-name="P2"><text:s text:c="8"/>print(output)</text:p>
      <text:p text:style-name="P2"><text:s text:c="4"/>except subprocess.CalledProcessError as e:</text:p>
      <text:p text:style-name="P2"><text:s text:c="8"/>print(e.output)</text:p>
      <text:p text:style-name="P2"><text:s text:c="8"/>exit()</text:p>
      <text:p text:style-name="P2"><text:s text:c="4"/>print(i)</text:p>
      <text:p text:style-name="P2"><text:s text:c="4"/>i += 1</text:p>
      <text:p text:style-name="P2"/>
      <text:p text:style-name="P3">luego vuelvo a la terminal y <text:s/>escribo el comando <text:span text:style-name="T1">python3 prueba.py</text:span> y <text:s/>salen los números <text:s/>del 0 al 5 en forma vertical y luego escribo el comando vim output.txt y me imprime <text:s/>6 veces el texto escrito en el archivo <text:s/><text:span text:style-name="T3">cmd.sh <text:s/>en este caso seria Hola Andrés gracias por el bootcamp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20:08:07.889093178</meta:creation-date>
    <dc:date>2023-06-29T21:08:32.127775061</dc:date>
    <meta:editing-duration>PT1H25S</meta:editing-duration>
    <meta:editing-cycles>2</meta:editing-cycles>
    <meta:generator>LibreOffice/7.5.4.2$Linux_X86_64 LibreOffice_project/50$Build-2</meta:generator>
    <meta:document-statistic meta:table-count="0" meta:image-count="0" meta:object-count="0" meta:page-count="1" meta:paragraph-count="15" meta:word-count="186" meta:character-count="1203" meta:non-whitespace-character-count="958"/>
  </office:meta>
</office:document-meta>
</file>